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dee6ef" draw:textarea-horizontal-align="justify" draw:textarea-vertical-align="middle" draw:auto-grow-height="false" fo:min-height="1.02cm" fo:min-width="0.769cm"/>
      <style:paragraph-properties style:writing-mode="lr-tb"/>
    </style:style>
    <style:style style:name="gr2" style:family="graphic" style:parent-style-name="standard">
      <style:graphic-properties svg:stroke-color="#3465a4" draw:fill-color="#dee6ef" draw:textarea-horizontal-align="justify" draw:textarea-vertical-align="middle" draw:auto-grow-height="false" fo:min-height="1.02cm" fo:min-width="1.404cm"/>
      <style:paragraph-properties style:writing-mode="lr-tb"/>
    </style:style>
    <style:style style:name="gr3" style:family="graphic" style:parent-style-name="standard">
      <style:graphic-properties svg:stroke-color="#3465a4" draw:fill-color="#dde8cb" draw:textarea-horizontal-align="justify" draw:textarea-vertical-align="middle" draw:auto-grow-height="false" fo:min-height="1.02cm" fo:min-width="0.769cm"/>
      <style:paragraph-properties style:writing-mode="lr-tb"/>
    </style:style>
    <style:style style:name="gr4" style:family="graphic" style:parent-style-name="standard">
      <style:graphic-properties svg:stroke-color="#3465a4" draw:fill-color="#fff5ce" draw:textarea-horizontal-align="justify" draw:textarea-vertical-align="middle" draw:auto-grow-height="false" fo:min-height="1.02cm" fo:min-width="0.769cm"/>
      <style:paragraph-properties style:writing-mode="lr-tb"/>
    </style:style>
    <style:style style:name="gr5" style:family="graphic" style:parent-style-name="standard">
      <style:graphic-properties svg:stroke-color="#3465a4" draw:fill-color="#fff5ce" draw:textarea-horizontal-align="justify" draw:textarea-vertical-align="middle" draw:auto-grow-height="false" fo:min-height="1.02cm" fo:min-width="1.404cm"/>
      <style:paragraph-properties style:writing-mode="lr-tb"/>
    </style:style>
    <style:style style:name="gr6" style:family="graphic" style:parent-style-name="standard">
      <style:graphic-properties svg:stroke-width="0.018cm" draw:marker-start-width="0.227cm" draw:marker-end-width="0.227cm" draw:opacity="0%" draw:textarea-horizontal-align="justify" draw:textarea-vertical-align="middle" draw:auto-grow-height="false" fo:min-height="1.401cm" fo:min-width="4.262cm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3465a4" draw:fill-color="#ffd7d7" draw:textarea-horizontal-align="justify" draw:textarea-vertical-align="middle" draw:auto-grow-height="false" fo:min-height="1.02cm" fo:min-width="0.769cm"/>
      <style:paragraph-properties style:writing-mode="lr-tb"/>
    </style:style>
    <style:style style:name="gr9" style:family="graphic" style:parent-style-name="objectwithoutfill" style:list-style-name="L1">
      <style:graphic-properties svg:stroke-width="0.018cm" draw:marker-start-width="0.227cm" draw:marker-end="Arrowheads_20_4" draw:marker-end-width="0.327cm" draw:fill="none" draw:textarea-vertical-align="bottom" fo:padding-top="0.134cm" fo:padding-bottom="0.134cm" fo:padding-left="0.259cm" fo:padding-right="0.259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svg:stroke-width="0.018cm" draw:marker-start-width="0.227cm" draw:marker-end="Arrowheads_20_6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draw:marker-start-width="0.227cm" draw:marker-end="Arrowheads_20_7" draw:marker-end-width="0.3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draw:marker-start-width="0.227cm" draw:marker-end="Arrowheads_20_8" draw:marker-end-width="0.3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draw:marker-start-width="0.227cm" draw:marker-end="Arrowheads_20_9" draw:marker-end-width="0.3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svg:stroke-color="#3465a4" draw:fill-color="#dde8cb" draw:textarea-horizontal-align="justify" draw:textarea-vertical-align="middle" draw:auto-grow-height="false" fo:min-height="0.477cm" fo:min-width="0.226cm"/>
      <style:paragraph-properties style:writing-mode="lr-tb"/>
    </style:style>
    <style:style style:name="gr16" style:family="graphic" style:parent-style-name="objectwithoutfill">
      <style:graphic-properties svg:stroke-width="0.018cm" draw:marker-start-width="0.227cm" draw:marker-end="Arrowheads_20_13" draw:marker-end-width="0.327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227cm" draw:marker-end="Arrowheads_20_14" draw:marker-end-width="0.327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opacity="0%" draw:textarea-horizontal-align="justify" draw:textarea-vertical-align="middle" draw:auto-grow-height="false" fo:min-height="0.385cm" fo:min-width="0.453cm"/>
      <style:paragraph-properties style:writing-mode="lr-tb"/>
    </style:style>
    <style:style style:name="gr19" style:family="graphic" style:parent-style-name="objectwithoutfill">
      <style:graphic-properties svg:stroke-width="0.018cm" draw:marker-start-width="0.227cm" draw:marker-end="Arrowheads_20_15" draw:marker-end-width="0.327cm" draw:fill="none" draw:textarea-vertical-align="middle" fo:padding-top="0.134cm" fo:padding-bottom="0.134cm" fo:padding-left="0.259cm" fo:padding-right="0.259cm"/>
    </style:style>
    <style:style style:name="gr20" style:family="graphic" style:parent-style-name="objectwithoutfill">
      <style:graphic-properties svg:stroke-width="0.018cm" draw:marker-start-width="0.227cm" draw:marker-end="Arrowheads_20_16" draw:marker-end-width="0.327cm" draw:fill="none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svg:stroke-width="0.018cm" draw:marker-start-width="0.227cm" draw:marker-end="Arrowheads_20_17" draw:marker-end-width="0.327cm" draw:fill="none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svg:stroke-width="0.018cm" draw:marker-start-width="0.227cm" draw:marker-end="Arrowheads_20_18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dee6ef"/>
      <style:paragraph-properties fo:text-align="center"/>
      <style:text-properties fo:font-size="18pt"/>
    </style:style>
    <style:style style:name="P3" style:family="paragraph">
      <loext:graphic-properties draw:fill-color="#dde8cb"/>
      <style:paragraph-properties fo:text-align="center"/>
      <style:text-properties fo:font-size="18pt"/>
    </style:style>
    <style:style style:name="P4" style:family="paragraph">
      <loext:graphic-properties draw:fill-color="#fff5ce"/>
      <style:paragraph-properties fo:text-align="center"/>
      <style:text-properties fo:font-size="18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d7d7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opacity="0%"/>
      <style:paragraph-properties fo:text-align="center"/>
      <style:text-properties fo:font-size="18pt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.269cm" svg:height="1.27cm" svg:x="1.405cm" svg:y="0.1cm">
          <text:p text:style-name="P1">u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4cm" svg:height="1.27cm" svg:x="2.676cm" svg:y="0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269cm" svg:height="1.27cm" svg:x="4.581cm" svg:y="0.1cm">
          <text:p text:style-name="P1">u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269cm" svg:height="1.27cm" svg:x="1.405cm" svg:y="5.552cm">
          <text:p text:style-name="P1"><text:span text:style-name="T2">x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4cm" svg:height="1.27cm" svg:x="2.676cm" svg:y="5.55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269cm" svg:height="1.27cm" svg:x="4.581cm" svg:y="5.552cm">
          <text:p text:style-name="P1">x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269cm" svg:height="1.27cm" svg:x="6.486cm" svg:y="3.575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.269cm" svg:height="1.27cm" svg:x="8.707cm" svg:y="5.497cm">
          <text:p text:style-name="P1"><text:span text:style-name="T2">x</text:span><text:span text:style-name="T1">d+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4cm" svg:height="1.27cm" svg:x="9.978cm" svg:y="5.49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.269cm" svg:height="1.27cm" svg:x="11.883cm" svg:y="5.497cm">
          <text:p text:style-name="P1">x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4.762cm" svg:height="1.651cm" svg:x="1.27cm" svg:y="5.334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6.032cm" svg:y1="6.159cm" svg:x2="7.12cm" svg:y2="4.845cm" draw:start-shape="id1" draw:start-glue-point="1" draw:end-shape="id2" draw:end-glue-point="2" svg:d="M6032 6159h1088v-1314" svg:viewBox="0 0 1089 1315">
          <text:p/>
        </draw:connector>
        <draw:custom-shape draw:style-name="gr8" draw:text-style-name="P7" xml:id="id3" draw:id="id3" draw:layer="layout" svg:width="1.269cm" svg:height="1.27cm" svg:x="8.707cm" svg:y="2.322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1.269cm" svg:height="1.27cm" svg:x="11.883cm" svg:y="2.19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1.269cm" svg:height="1.27cm" svg:x="8.707cm" svg:y="0.1cm">
          <text:p text:style-name="P1"><text:span text:style-name="T2">u</text:span><text:span text:style-name="T1">d+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4cm" svg:height="1.27cm" svg:x="9.978cm" svg:y="0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1.269cm" svg:height="1.27cm" svg:x="11.883cm" svg:y="0.1cm">
          <text:p text:style-name="P1"><text:span text:style-name="T2">u</text:span>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12cm" svg:y1="3.575cm" svg:x2="8.707cm" svg:y2="2.957cm" draw:start-shape="id2" draw:start-glue-point="0" draw:end-shape="id3" draw:end-glue-point="3" svg:d="M7120 3575v-618h1587" svg:viewBox="0 0 1588 619">
          <text:p/>
        </draw:connector>
        <draw:connector draw:style-name="gr10" draw:text-style-name="P6" draw:layer="layout" svg:x1="9.341cm" svg:y1="5.497cm" svg:x2="9.341cm" svg:y2="3.592cm" draw:start-shape="id4" draw:start-glue-point="0" draw:end-shape="id3" draw:end-glue-point="2" svg:d="M9341 5497v-1905" svg:viewBox="0 0 1 1906">
          <text:p/>
        </draw:connector>
        <draw:connector draw:style-name="gr11" draw:text-style-name="P6" draw:layer="layout" svg:x1="12.517cm" svg:y1="5.497cm" svg:x2="12.517cm" svg:y2="3.467cm" draw:start-shape="id5" draw:start-glue-point="0" draw:end-shape="id6" draw:end-glue-point="2" svg:d="M12517 5497v-2030" svg:viewBox="0 0 1 2031">
          <text:p/>
        </draw:connector>
        <draw:connector draw:style-name="gr12" draw:text-style-name="P6" draw:layer="layout" draw:line-skew="1.429cm" svg:x1="7.755cm" svg:y1="4.21cm" svg:x2="11.883cm" svg:y2="2.832cm" draw:start-shape="id2" draw:start-glue-point="1" draw:end-shape="id6" draw:end-glue-point="3" svg:d="M7755 4210h3492v-1378h636" svg:viewBox="0 0 4129 1379">
          <text:p/>
        </draw:connector>
        <draw:connector draw:style-name="gr13" draw:text-style-name="P6" draw:layer="layout" svg:x1="9.341cm" svg:y1="2.322cm" svg:x2="9.341cm" svg:y2="1.37cm" draw:start-shape="id3" draw:start-glue-point="0" draw:end-shape="id7" draw:end-glue-point="2" svg:d="M9341 2322v-952" svg:viewBox="0 0 1 953">
          <text:p/>
        </draw:connector>
        <draw:connector draw:style-name="gr14" draw:text-style-name="P6" draw:layer="layout" svg:x1="12.517cm" svg:y1="2.197cm" svg:x2="12.517cm" svg:y2="1.37cm" draw:start-shape="id6" draw:start-glue-point="0" draw:end-shape="id8" draw:end-glue-point="2" svg:d="M12517 2197v-827" svg:viewBox="0 0 1 828">
          <text:p/>
        </draw:connector>
        <draw:custom-shape draw:style-name="gr8" draw:text-style-name="P7" xml:id="id9" draw:id="id9" draw:layer="layout" svg:width="1.269cm" svg:height="1.27cm" svg:x="1.405cm" svg:y="2.2cm">
          <text:p text:style-name="P1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1" draw:id="id11" draw:layer="layout" svg:width="1.269cm" svg:height="1.27cm" svg:x="4.581cm" svg:y="2.2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5" draw:text-style-name="P3" xml:id="id14" draw:id="id14" draw:layer="layout" svg:width="0.726cm" svg:height="0.727cm" svg:x="0.07cm" svg:y="2.466cm">
          <text:p text:style-name="P1">h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3" draw:id="id13" draw:layer="layout" svg:width="0.726cm" svg:height="0.727cm" svg:x="3.222cm" svg:y="2.466cm">
          <text:p text:style-name="P1">h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2.039cm" svg:y1="2.2cm" svg:x2="2.039cm" svg:y2="1.37cm" draw:start-shape="id9" draw:start-glue-point="0" draw:end-shape="id10" draw:end-glue-point="2" svg:d="M2039 2200v-830" svg:viewBox="0 0 1 831">
          <text:p/>
        </draw:connector>
        <draw:connector draw:style-name="gr17" draw:text-style-name="P6" draw:layer="layout" svg:x1="5.215cm" svg:y1="2.2cm" svg:x2="5.215cm" svg:y2="1.37cm" draw:start-shape="id11" draw:start-glue-point="0" draw:end-shape="id12" draw:end-glue-point="2" svg:d="M5215 2200v-830" svg:viewBox="0 0 1 831">
          <text:p/>
        </draw:connector>
        <draw:custom-shape draw:style-name="gr18" draw:text-style-name="P9" draw:layer="layout" svg:width="0.953cm" svg:height="0.635cm" svg:x="7.202cm" svg:y="2.322cm">
          <text:p text:style-name="P1">h<text:span text:style-name="T1">d+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953cm" svg:height="0.635cm" svg:x="10.402cm" svg:y="2.322cm">
          <text:p text:style-name="P1">h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svg:x1="3.948cm" svg:y1="2.829cm" svg:x2="4.581cm" svg:y2="2.835cm" draw:start-shape="id13" draw:start-glue-point="1" draw:end-shape="id11" draw:end-glue-point="3" svg:d="M3948 2829h316v6h317" svg:viewBox="0 0 634 7">
          <text:p/>
        </draw:connector>
        <draw:connector draw:style-name="gr20" draw:text-style-name="P6" draw:layer="layout" svg:x1="0.796cm" svg:y1="2.829cm" svg:x2="1.405cm" svg:y2="2.835cm" draw:start-shape="id14" draw:start-glue-point="1" draw:end-shape="id9" draw:end-glue-point="3" svg:d="M796 2829h304v6h305" svg:viewBox="0 0 610 7">
          <text:p/>
        </draw:connector>
        <draw:connector draw:style-name="gr21" draw:text-style-name="P6" draw:layer="layout" svg:x1="2.039cm" svg:y1="5.552cm" svg:x2="2.039cm" svg:y2="3.47cm" draw:start-shape="id15" draw:start-glue-point="0" draw:end-shape="id9" draw:end-glue-point="2" svg:d="M2039 5552v-2082" svg:viewBox="0 0 1 2083">
          <text:p/>
        </draw:connector>
        <draw:connector draw:style-name="gr22" draw:text-style-name="P6" draw:layer="layout" svg:x1="5.215cm" svg:y1="5.552cm" svg:x2="5.215cm" svg:y2="3.47cm" draw:start-shape="id16" draw:start-glue-point="0" draw:end-shape="id11" draw:end-glue-point="2" svg:d="M5215 5552v-2082" svg:viewBox="0 0 1 208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5cm" fo:page-height="7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7T16:53:16.929994475</meta:creation-date>
    <dc:date>2022-01-07T18:16:54.951328223</dc:date>
    <meta:editing-duration>PT1H3M9S</meta:editing-duration>
    <meta:editing-cycles>19</meta:editing-cycles>
    <meta:generator>LibreOffice/7.1.8.1$Linux_X86_64 LibreOffice_project/10$Build-1</meta:generator>
    <meta:document-statistic meta:object-count="35"/>
  </office:meta>
</office:document-meta>
</file>